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Расчётная ведомость за май сотрудника Ушакова Галия Ивановна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Превышение Миртелеком</text:p>
          </table:table-cell>
          <table:table-cell office:value-type="string">
            <text:p>67 сек</text:p>
          </table:table-cell>
          <table:table-cell office:value-type="string">
            <text:p>30,284 руб.</text:p>
          </table:table-cell>
        </table:table-row>
        <table:table-row table:style-name="ro1">
          <table:table-cell office:value-type="string">
            <text:p>Превышение Городтелеком</text:p>
          </table:table-cell>
          <table:table-cell office:value-type="string">
            <text:p>29 сек</text:p>
          </table:table-cell>
          <table:table-cell office:value-type="string">
            <text:p>2,9966666666666666666666666667 руб.</text:p>
          </table:table-cell>
        </table:table-row>
        <table:table-row table:style-name="ro1">
          <table:table-cell/>
          <table:table-cell office:value-type="string">
            <text:p>Итого штрафов:</text:p>
          </table:table-cell>
          <table:table-cell office:value-type="string">
            <text:p>33,280666666666666666666666667 руб.</text:p>
          </table:table-cell>
        </table:table-row>
        <table:table-row table:style-name="ro1">
          <table:table-cell/>
          <table:table-cell office:value-type="string">
            <text:p>Зарплата:</text:p>
          </table:table-cell>
          <table:table-cell office:value-type="string">
            <text:p>45000 руб.</text:p>
          </table:table-cell>
        </table:table-row>
        <table:table-row table:style-name="ro1">
          <table:table-cell/>
          <table:table-cell office:value-type="string">
            <text:p>К выплате:</text:p>
          </table:table-cell>
          <table:table-cell office:value-type="string">
            <text:p>44966,719333333333333333333333 руб.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9">19.05.2014</text:date>, <text:time>23:26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19T23:26:10.95</dc:date>
    <meta:editing-duration>PT1M5S</meta:editing-duration>
    <meta:editing-cycles>1</meta:editing-cycles>
    <meta:document-statistic meta:table-count="3" meta:cell-count="13" meta:object-count="0"/>
    <meta:generator>OpenOffice/4.0.1$Win32 OpenOffice.org_project/401m5$Build-9714</meta:generator>
  </office:meta>
</office:document-meta>
</file>